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5.49pt"/>
    </style:style>
    <style:style style:name="co2" style:family="table-column">
      <style:table-column-properties fo:break-before="auto" style:column-width="166.96pt"/>
    </style:style>
    <style:style style:name="co3" style:family="table-column">
      <style:table-column-properties fo:break-before="auto" style:column-width="26.36pt"/>
    </style:style>
    <style:style style:name="co4" style:family="table-column">
      <style:table-column-properties fo:break-before="auto" style:column-width="690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pt"/>
    </style:style>
  </office:automatic-styles>
  <office:body>
    <office:spreadsheet>
      <table:calculation-settings table:automatic-find-labels="false"/>
      <table:table table:name="joint_board_compon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ON/OFF switch</text:p>
          </table:table-cell>
          <table:table-cell office:value-type="string" calcext:value-type="string">
            <text:p>MMS 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dk.rs-online.com/web/p/skydeomskiftere/9139053/" xlink:type="simple">http://dk.rs-online.com/web/p/skydeomskiftere/9139053/</text:a> </text:p>
          </table:table-cell>
          <table:table-cell/>
        </table:table-row>
        <table:table-row table:style-name="ro1">
          <table:table-cell office:value-type="string" calcext:value-type="string">
            <text:p>DC/DC Boost Inductor</text:p>
          </table:table-cell>
          <table:table-cell office:value-type="string" calcext:value-type="string">
            <text:p>B82462G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dk.rs-online.com/web/p/tradviklede-spoler-til-overflademontering/4958149/" xlink:type="simple">http://dk.rs-online.com/web/p/tradviklede-spoler-til-overflademontering/4958149/</text:a></text:p>
          </table:table-cell>
          <table:table-cell/>
        </table:table-row>
        <table:table-row table:style-name="ro1">
          <table:table-cell office:value-type="string" calcext:value-type="string">
            <text:p>DC/DC Boost IN/OUT Cap</text:p>
          </table:table-cell>
          <table:table-cell office:value-type="string" calcext:value-type="string">
            <text:p>10TPC100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dk.rs-online.com/web/p/keramiske-flerlags-kondensatorer/9039628/" xlink:type="simple">http://dk.rs-online.com/web/p/keramiske-flerlags-kondensatorer/9039628/</text:a> </text:p>
          </table:table-cell>
          <table:table-cell/>
        </table:table-row>
        <table:table-row table:style-name="ro1">
          <table:table-cell office:value-type="string" calcext:value-type="string">
            <text:p>DC/DC Boost Schottky</text:p>
          </table:table-cell>
          <table:table-cell office:value-type="string" calcext:value-type="string">
            <text:p>ZHCS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dk.rs-online.com/web/p/dioder-ensretter-og-schottky-dioder/0155175/" xlink:type="simple">http://dk.rs-online.com/web/p/dioder-ensretter-og-schottky-dioder/0155175/</text:a> 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KM-23CGCK-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dk.rs-online.com/web/p/lysdiode-led-med-synligt-lys/8608841/" xlink:type="simple">http://dk.rs-online.com/web/p/lysdiode-led-med-synligt-lys/8608841/</text:a> </text:p>
          </table:table-cell>
          <table:table-cell/>
        </table:table-row>
        <table:table-row table:style-name="ro1">
          <table:table-cell office:value-type="string" calcext:value-type="string">
            <text:p>DC/DC Buck</text:p>
          </table:table-cell>
          <table:table-cell office:value-type="string" calcext:value-type="string">
            <text:p>TPS62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dk.rs-online.com/web/p/buck-convertere/0147253/" xlink:type="simple">http://dk.rs-online.com/web/p/buck-convertere/0147253/</text:a> </text:p>
          </table:table-cell>
          <table:table-cell/>
        </table:table-row>
        <table:table-row table:style-name="ro1">
          <table:table-cell office:value-type="string" calcext:value-type="string">
            <text:p>DC/DC Boost</text:p>
          </table:table-cell>
          <table:table-cell office:value-type="string" calcext:value-type="string">
            <text:p>SP6641BEK-L-5-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dk.rs-online.com/web/p/boost-convertere/7695400/" xlink:type="simple">http://dk.rs-online.com/web/p/boost-convertere/7695400/</text:a> 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74LCX244BQ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dk.rs-online.com/web/p/buffere/8030894/" xlink:type="simple">http://dk.rs-online.com/web/p/buffere/8030894/</text:a>  </text:p>
          </table:table-cell>
          <table:table-cell/>
        </table:table-row>
        <table:table-row table:style-name="ro1">
          <table:table-cell office:value-type="string" calcext:value-type="string">
            <text:p>Voltage level shifter</text:p>
          </table:table-cell>
          <table:table-cell office:value-type="string" calcext:value-type="string">
            <text:p>TXB0101DBV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dk.rs-online.com/web/p/logikniveau-omsaettere/8175638/" xlink:type="simple">http://dk.rs-online.com/web/p/logikniveau-omsaettere/8175638/</text:a> </text:p>
          </table:table-cell>
          <table:table-cell/>
        </table:table-row>
        <table:table-row table:style-name="ro1">
          <table:table-cell office:value-type="string" calcext:value-type="string">
            <text:p>RS422 receiver</text:p>
          </table:table-cell>
          <table:table-cell office:value-type="string" calcext:value-type="string">
            <text:p>DS26LS32C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dk.rs-online.com/web/p/line-receivere/5361192/" xlink:type="simple">http://dk.rs-online.com/web/p/line-receivere/5361192/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ATTINY84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://dk.rs-online.com/web/p/mikrokontrollere/6962594/" xlink:type="simple">http://dk.rs-online.com/web/p/mikrokontrollere/6962594/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ATTINY84 – SMD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://dk.rs-online.com/web/p/mikrokontrollere/7380687/" xlink:type="simple">http://dk.rs-online.com/web/p/mikrokontrollere/7380687/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ZH-4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dk.rs-online.com/web/p/printstiftlister/7620872/" xlink:type="simple">http://dk.rs-online.com/web/p/printstiftlister/7620872/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ZHR-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dk.rs-online.com/web/p/printstik-huse/8201655/" xlink:type="simple">http://dk.rs-online.com/web/p/printstik-huse/8201655/</text:a> </text:p>
          </table:table-cell>
          <table:table-cell/>
        </table:table-row>
        <table:table-row table:style-name="ro1">
          <table:table-cell office:value-type="string" calcext:value-type="string">
            <text:p>MOSFET</text:p>
          </table:table-cell>
          <table:table-cell table:style-name="ce1" office:value-type="string" calcext:value-type="string">
            <text:p>BSS138LT1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dk.rs-online.com/web/p/mosfet-transistorer/5452529/" xlink:type="simple">http://dk.rs-online.com/web/p/mosfet-transistorer/5452529/</text:a> </text:p>
          </table:table-cell>
          <table:table-cell/>
        </table:table-row>
        <table:table-row table:style-name="ro1">
          <table:table-cell office:value-type="string" calcext:value-type="string">
            <text:p>Comperator</text:p>
          </table:table-cell>
          <table:table-cell office:value-type="string" calcext:value-type="string">
            <text:p>TLV3492AIDCNT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<text:a xlink:href="http://dk.rs-online.com/web/p/komparatorer/6604471/" xlink:type="simple">http://dk.rs-online.com/web/p/komparatorer/6604471/</text:a> </text:p>
          </table:table-cell>
          <table:table-cell/>
        </table:table-row>
        <table:table-row table:style-name="ro1">
          <table:table-cell office:value-type="string" calcext:value-type="string">
            <text:p>Inrush-relay</text:p>
          </table:table-cell>
          <table:table-cell office:value-type="string" calcext:value-type="string">
            <text:p>G6B-1114P-1-US-DC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<text:a xlink:href="http://dk.rs-online.com/web/p/relaeer/8074273/" xlink:type="simple">http://dk.rs-online.com/web/p/relaeer/8074273/</text:a> 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From Digikey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hunt resistor</text:p>
          </table:table-cell>
          <table:table-cell office:value-type="string" calcext:value-type="string">
            <text:p>CSS2H-3920R-L200FCT-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digikey.com/product-detail/en/bourns-inc/CSS2H-3920R-L200F/CSS2H-3920R-L200FCT-ND/6023732" xlink:type="simple">https://www.digikey.com/product-detail/en/bourns-inc/CSS2H-3920R-L200F/CSS2H-3920R-L200FCT-ND/6023732</text:a></text:p>
          </table:table-cell>
          <table:table-cell/>
        </table:table-row>
        <table:table-row table:style-name="ro1">
          <table:table-cell office:value-type="string" calcext:value-type="string">
            <text:p>ZH-5P</text:p>
          </table:table-cell>
          <table:table-cell office:value-type="string" calcext:value-type="string">
            <text:p>B5B-ZR-SM4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<text:a xlink:href="https://www.digikey.com/product-detail/en/jst-sales-america-inc/B5B-ZR-SM4-TF-LF-SN/455-1684-1-ND/926811" xlink:type="simple">https://www.digikey.com/product-detail/en/jst-sales-america-inc/B5B-ZR-SM4-TF-LF-SN/455-1684-1-ND/926811</text:a>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/>
          <table:table-cell table:style-name="Default"/>
          <table:table-cell table:style-name="ce4" table:number-columns-repeated="2"/>
        </table:table-row>
        <table:table-row table:style-name="ro1">
          <table:table-cell/>
          <table:table-cell table:style-name="ce4"/>
          <table:table-cell table:style-name="Default"/>
          <table:table-cell table:style-name="ce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16:52:27.759438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1T17:00:36.281353545</dc:date>
    <meta:editing-duration>PT58M54S</meta:editing-duration>
    <meta:editing-cycles>9</meta:editing-cycles>
    <meta:generator>LibreOffice/5.1.6.2$Linux_X86_64 LibreOffice_project/10m0$Build-2</meta:generator>
    <meta:document-statistic meta:table-count="1" meta:cell-count="77" meta:object-count="0"/>
  </office:meta>
</office:document-meta>
</file>